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3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1.1453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line-through-style="solid"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7" table:number-columns-repeated="1015" table:default-cell-style-name="ce3"/>
        <table:table-row table:style-name="ro1">
          <table:table-cell table:style-name="ce1" office:value-type="string">
            <text:p>BB-Name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MAC</text:p>
          </table:table-cell>
          <table:table-cell office:value-type="string">
            <text:p>Raum</text:p>
          </table:table-cell>
          <table:table-cell office:value-type="string">
            <text:p>Dose</text:p>
          </table:table-cell>
          <table:table-cell table:number-columns-repeated="3"/>
          <table:table-cell table:style-name="ce6" office:value-type="string">
            <text:p>IP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heep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8:D2:69:4D:A0:5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eep0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8:62:E4:E4:41:8D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10">
            <text:p>10</text:p>
          </table:table-cell>
          <table:table-cell table:style-name="ce6" office:value-type="string">
            <text:p>192.168.165.</text:p>
          </table:table-cell>
          <table:table-cell table:style-name="ce7" office:value-type="float" office:value="227">
            <text:p>22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18:62:E4:D0:DE:3F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12">
            <text:p>12</text:p>
          </table:table-cell>
          <table:table-cell table:style-name="ce6" office:value-type="string">
            <text:p>192.168.165.</text:p>
          </table:table-cell>
          <table:table-cell table:style-name="ce7" office:value-type="float" office:value="226">
            <text:p>22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18:62:E4:D0:9E:6A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5" office:value-type="string">
            <text:p>B_</text:p>
          </table:table-cell>
          <table:table-cell table:style-name="ce5" office:value-type="float" office:value="14">
            <text:p>14</text:p>
          </table:table-cell>
          <table:table-cell table:style-name="ce6" office:value-type="string">
            <text:p>192.168.165.</text:p>
          </table:table-cell>
          <table:table-cell table:style-name="ce7" office:value-type="float" office:value="225">
            <text:p>22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heep0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18:62:E4:D0:61:4D</text:p>
          </table:table-cell>
          <table:table-cell table:style-name="ce4" office:value-type="string">
            <text:p>II7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5" office:value-type="string">
            <text:p>C_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192.168.165.</text:p>
          </table:table-cell>
          <table:table-cell table:style-name="ce7" office:value-type="float" office:value="228">
            <text:p>22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estbed05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8:62:E4:E3:6E:1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18:62:E4:D0:AF:0B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7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18:62:E4:E4:39:D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8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18:62:E4:D0:E5:FB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09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8:62:E4:D0:D4:A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0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8:62:E4:E4:24:C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1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8:62:E4:E4:0E:5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2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18:62:E4:D0:AA:F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3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18:62:E4:D0:D7:7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4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8:62:E4:E3:89:4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8:62:E4:D0:BC:7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18:62:E4:D0:59:4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7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8:62:E4:E3:F8:0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8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8:62:E4:D0:DA:0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19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8:62:E4:D0:CB:D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0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18:62:E4:D0:CB:B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1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18:62:E4:D0:CE:7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8:62:E4:D1:16:7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3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8:62:E4:E3:B0:9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4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8:62:E4:E4:2C:5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8:62:E4:D0:C3:F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6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18:62:E4:D0:B6:C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7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8:62:E4:D0:C3:DB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8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8:62:E4:D0:C5:5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29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18:62:E4:D0:E5:BF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bed3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18:62:E4:D1:27: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1" table:target-range-address="Sheet1.A1:Sheet1.C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$</number:text>
      <number:number number:decimal-places="2" number:min-integer-digits="1" number:grouping="true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style:text-properties fo:color="#ff0000"/>
      <number:text>-$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5">08/25/2022</text:date>, <text:time>11:4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ingmo</meta:initial-creator>
    <dc:creator>I S</dc:creator>
    <meta:creation-date>2021-01-27T12:36:28Z</meta:creation-date>
    <dc:date>2022-08-25T11:42:47.97</dc:date>
    <meta:editing-duration>PT2H16M43S</meta:editing-duration>
    <meta:editing-cycles>6</meta:editing-cycles>
    <meta:document-statistic meta:table-count="1" meta:cell-count="127" meta:object-count="0"/>
  </office:meta>
</office:document-meta>
</file>